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fr" fo:country="FR"/>
    </style:style>
    <style:style style:name="T4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le passé se dissout tout au bout<text:line-break/>là où file l'étoile<text:line-break/>le chemin navigue d'île en île<text:line-break/>dans l'archipel des illusions<text:line-break/>se libérer du rêve<text:line-break/>par le rêve<text:line-break/>dans chaque port<text:line-break/>l'avenir s'évapore<text:line-break/>dans les fumées des <text:span text:style-name="T4">brûlis</text:span> de printemps<text:line-break/>peut-être ne reste-t-il rien<text:line-break/>plus aucun espace entre<text:line-break/>les engrenages les roues dentées<text:line-break/>n'y a-t-il jamais rien eu<text:line-break/>d'autres que ces cm<text:span text:style-name="T1">2 </text:span><text:span text:style-name="T2">de bitume<text:line-break/>sous mes semelles peut-être<text:line-break/>n'y a-t-il jamais rien d'autre que le changement<text:line-break/>ce </text:span><text:span text:style-name="T3">point</text:span><text:span text:style-name="T2"> fixe<text:line-break/>fleuves en furies pour fondation<text:line-break/>fleuves en flammes pour maison<text:line-break/>encerclé par les pensées stagnantes<text:line-break/>de la peur de vivre<text:line-break/>de la peur de vivre<text:line-break/>les vivants-morts ont peur de vivre!<text:line-break/>effrayés à l'idée d'aérer leur forteresse<text:line-break/>librement circulante en circuit fermé<text:line-break/>ils s'arc-boutent sur leur utopie morbide et sécuritaire<text:line-break/>promettent d'imposer partout<text:line-break/>sur tout<text:line-break/>leurs fantasmes en décomposition<text:line-break/>tout plutôt que connaître<text:line-break/>l'indescriptible équilibre<text:line-break/>l'intangible équilibre<text:line-break/>de la danse des déséquilibres<text:line-break/>l'au-delà de l'ordre et de la norme<text:line-break/>ce retour avant l'intellect mais<text:line-break/>au travers de l'intellect<text:line-break/>mouvement mouvement encore et toujours<text:line-break/>mouvement incessant oui<text:line-break/>mais<text:line-break/>fertile<text:line-break/>en accord et comment sinon<text:line-break/>avec ce qui ne peut se nommer<text:line-break/>avec ce qui ne support aucune majuscule<text:line-break/>aucune volonté<text:line-break/>juste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_20_1_20_de_20_note" style:display-name="Titre 1 de note" style:family="paragraph" style:parent-style-name="Heading_20_1" style:next-style-name="Standard" style:default-outline-level="" style:list-style-name="" style:class="text">
      <style:paragraph-properties fo:margin-top="0.3cm" fo:margin-bottom="0.199cm" fo:text-align="start" style:justify-single-word="false"/>
      <style:text-properties fo:font-size="12pt" style:text-underline-style="solid" style:text-underline-width="auto" style:text-und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Police_20_par_20_défaut" style:display-name="Police par défau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logigor_022_Sans_nom<text:tab/><text:tab/>dimanche 27 février 2011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7T14:11:04</meta:creation-date>
    <dc:title>monmodelpardéfaut</dc:title>
    <meta:editing-duration>PT45M14S</meta:editing-duration>
    <meta:editing-cycles>3</meta:editing-cycles>
    <meta:generator>LibreOffice/3.3$Linux LibreOffice_project/330m19$Build-6</meta:generator>
    <meta:initial-creator>iGor </meta:initial-creator>
    <dc:date>2011-02-27T15:26:38</dc:date>
    <dc:creator>iGor </dc:creator>
    <meta:document-statistic meta:table-count="0" meta:image-count="0" meta:object-count="0" meta:page-count="1" meta:paragraph-count="3" meta:word-count="206" meta:character-count="1286"/>
  </office:meta>
</office:document-meta>
</file>